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20100000032000000242A4BBF63591CDE0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0cm" svg:y="5.652cm" presentation:class="title" presentation:user-transformed="true">
          <draw:text-box>
            <text:p><text:span text:style-name="T1">Use case of xspec integration test </text:span>with Maven and Oxygen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otiv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t Testing is good ! </text:p>
              </text:list-item>
              <text:list-item>
                <text:p>… but <text:s/>long to write and maintain</text:p>
              </text:list-item>
              <text:list-item>
                <text:p>What about Integration Test ?</text:p>
              </text:list-item>
              <text:list-item>
                <text:p><text:s/>Every XSLT developer has an sample input somewhere on his computer</text:p>
              </text:list-item>
              <text:list-item>
                <text:p>It cost almost no time to add Integration Tests</text:p>
              </text:list-item>
              <text:list-item>
                <text:p>It helps maintaining the project</text:p>
              </text:list-item>
              <text:list-item>
                <text:p>It’s a kind of documentati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The process we made up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XSL <text:span text:style-name="T2">Libraries</text:span> still must have unit tests</text:p>
                <text:p/>
              </text:list-item>
              <text:list-item>
                <text:p>XSL <text:span text:style-name="T2">Transformation</text:span> may only have an integration te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ow to 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mo « ouvrage to html 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Resul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Quick and easy</text:p>
              </text:list-item>
              <text:list-item>
                <text:p>Maven Plugin make us more confident with commiting</text:p>
              </text:list-item>
              <text:list-item>
                <text:p>Serialisation</text:p>
              </text:list-item>
              <text:list-item>
                <text:p>Oxygen Scenario to commit too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Ques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y questions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4" draw:text-style-name="MP9" draw:layer="backgroundobjects" svg:width="1.322cm" svg:height="0.952cm" svg:x="0.678cm" svg:y="0.8cm">
        <draw:image xlink:href="Pictures/1000020100000032000000242A4BBF63591CDE00.png" xlink:type="simple" xlink:show="embed" xlink:actuate="onLoad">
          <text:p/>
        </draw:image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2:54:13.689000000</meta:creation-date>
    <meta:editing-duration>PT7H14M52S</meta:editing-duration>
    <meta:editing-cycles>5</meta:editing-cycles>
    <meta:generator>LibreOffice/6.0.0.3$Windows_X86_64 LibreOffice_project/64a0f66915f38c6217de274f0aa8e15618924765</meta:generator>
    <dc:title>Blue Curve</dc:title>
    <dc:date>2018-02-08T10:33:09.572000000</dc:date>
    <meta:document-statistic meta:object-count="59"/>
  </office:meta>
</office:document-meta>
</file>